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53d"/>
    </style:style>
    <style:style style:name="P2" style:family="paragraph" style:parent-style-name="Standard">
      <style:text-properties officeooo:rsid="00098eea" officeooo:paragraph-rsid="00098eea"/>
    </style:style>
    <style:style style:name="T1" style:family="text">
      <style:text-properties officeooo:rsid="0008a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SWERS</text:p>
      <text:p text:style-name="P2"/>
      <text:p text:style-name="P2"/>
      <text:p text:style-name="P1"><text:span text:style-name="T1">1. <text:s/></text:span>SELECT AlbumId, count(trackid) <text:span text:style-name="T1">AS</text:span> num_of_track</text:p>
      <text:p text:style-name="P1">FROM tracks </text:p>
      <text:p text:style-name="P1">GROUP BY albumid </text:p>
      <text:p text:style-name="P1">ORDER BY num_of_track DESC;</text:p>
      <text:p text:style-name="Standard"><text:s/></text:p>
      <text:p text:style-name="P1"><text:span text:style-name="T1">2. <text:s/></text:span>SELECT tracks.name, albums.Title</text:p>
      <text:p text:style-name="P1">FROM albums JOIN tracks ON albums.AlbumId = tracks.AlbumId; </text:p>
      <text:p text:style-name="Standard"/>
      <text:p text:style-name="P1"><text:span text:style-name="T1">3. <text:s/></text:span>SELECT tracks.Name, tracks.AlbumId, albums.Title, min(tracks.Milliseconds)</text:p>
      <text:p text:style-name="P1">FROM tracks</text:p>
      <text:p text:style-name="P1">JOIN albums ON tracks.AlbumId = albums.AlbumId</text:p>
      <text:p text:style-name="P1">GROUP BY albums.Title</text:p>
      <text:p text:style-name="P1">ORDER BY tracks.Milliseconds DESC; <text:s/></text:p>
      <text:p text:style-name="Standard"/>
      <text:p text:style-name="Standard"><text:span text:style-name="T1">4. <text:s/></text:span>SELECT sum(tracks.Milliseconds), albums.Title, tracks.Name, albums.AlbumId</text:p>
      <text:p text:style-name="P1">FROM tracks</text:p>
      <text:p text:style-name="P1">JOIN albums ON albums.AlbumId = tracks.AlbumId</text:p>
      <text:p text:style-name="P1">GROUP BY albums.Title</text:p>
      <text:p text:style-name="P1">ORDER BY tracks.Milliseconds DESC; </text:p>
      <text:p text:style-name="Standard"/>
      <text:p text:style-name="P1"><text:span text:style-name="T1">5. <text:s/></text:span>SELECT albums.Title, SUM(tracks.Milliseconds) AS total_duration</text:p>
      <text:p text:style-name="P1">FROM tracks </text:p>
      <text:p text:style-name="P1">JOIN album<text:span text:style-name="T1">s </text:span>ON tracks.AlbumId = albums.AlbumId </text:p>
      <text:p text:style-name="P1">GROUP BY tracks.AlbumId </text:p>
      <text:p text:style-name="P1">HAVING total_duration &gt; 4200000 </text:p>
      <text:p text:style-name="P1">ORDER BY total_duration DESC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4T18:30:16.387366149</meta:creation-date>
    <dc:date>2020-07-25T00:53:24.358525354</dc:date>
    <meta:editing-duration>PT6H12M47S</meta:editing-duration>
    <meta:editing-cycles>1</meta:editing-cycles>
    <meta:document-statistic meta:table-count="0" meta:image-count="0" meta:object-count="0" meta:page-count="1" meta:paragraph-count="24" meta:word-count="95" meta:character-count="804" meta:non-whitespace-character-count="716"/>
    <meta:generator>LibreOffice/6.4.4.2$MacOSX_X86_64 LibreOffice_project/3d775be2011f3886db32dfd395a6a6d1ca2630ff</meta:generator>
  </office:meta>
</office:document-meta>
</file>